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9.185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004cm"/>
    </style:style>
    <style:style style:name="co8" style:family="table-column">
      <style:table-column-properties fo:break-before="auto" style:column-width="3.268cm"/>
    </style:style>
    <style:style style:name="co9" style:family="table-column">
      <style:table-column-properties fo:break-before="auto" style:column-width="3.221cm"/>
    </style:style>
    <style:style style:name="co10" style:family="table-column">
      <style:table-column-properties fo:break-before="auto" style:column-width="17.029cm"/>
    </style:style>
    <style:style style:name="co11" style:family="table-column">
      <style:table-column-properties fo:break-before="auto" style:column-width="2.976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2.1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3" style:family="table-cell" style:parent-style-name="Default">
      <style:text-properties style:text-line-through-style="solid" style:text-line-through-type="doubl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parc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9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3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14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Format type</text:p>
          </table:table-cell>
          <table:table-cell table:style-name="ce1" office:value-type="string" calcext:value-type="string">
            <text:p>Format Value</text:p>
          </table:table-cell>
          <table:table-cell table:style-name="ce1" office:value-type="string" calcext:value-type="string">
            <text:p>Other fiel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Operation</text:p>
          </table:table-cell>
          <table:table-cell table:style-name="ce8" office:value-type="string" calcext:value-type="string">
            <text:p>Sparc V8 Manual main description page</text:p>
          </table:table-cell>
          <table:table-cell table:style-name="ce8" office:value-type="string" calcext:value-type="string">
            <text:p>Sparc V8 Manual main description Chapter reference</text:p>
          </table:table-cell>
          <table:table-cell table:style-name="ce1" office:value-type="string" calcext:value-type="string">
            <text:p>Insn Category</text:p>
          </table:table-cell>
          <table:table-cell table:style-name="ce1" office:value-type="string" calcext:value-type="string">
            <text:p>Insn Category Index</text:p>
          </table:table-cell>
          <table:table-cell table:style-name="ce1" office:value-type="string" calcext:value-type="string">
            <text:p>Format Index</text:p>
          </table:table-cell>
          <table:table-cell table:style-name="ce11" office:value-type="string" calcext:value-type="string">
            <text:p>Processing Status</text:p>
          </table:table-cell>
          <table:table-cell table:style-name="ce11" office:value-type="string" calcext:value-type="string">
            <text:p>Privilege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Register Type, if any</text:p>
          </table:table-cell>
          <table:table-cell table:style-name="ce1" office:value-type="string" calcext:value-type="string">
            <text:p>ASM Rator Syntax</text:p>
          </table:table-cell>
          <table:table-cell table:style-name="ce1" office:value-type="string" calcext:value-type="string">
            <text:p>Num Args</text:p>
          </table:table-cell>
          <table:table-cell table:style-name="ce16" office:value-type="string" calcext:value-type="string">
            <text:p>ASM Arg 1</text:p>
          </table:table-cell>
          <table:table-cell table:style-name="ce16" office:value-type="string" calcext:value-type="string">
            <text:p>ASM Arg 2</text:p>
          </table:table-cell>
          <table:table-cell table:style-name="ce16" office:value-type="string" calcext:value-type="string">
            <text:p>ASM Arg 3</text:p>
          </table:table-cell>
          <table:table-cell table:style-name="ce16" office:value-type="string" calcext:value-type="string">
            <text:p>ASM Arg 4</text:p>
          </table:table-cell>
          <table:table-cell table:style-name="ce16" office:value-type="string" calcext:value-type="string">
            <text:p>END</text:p>
          </table:table-cell>
          <table:table-cell table:style-name="ce16"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" calcext:value-type="float">
            <text:p>001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0" calcext:value-type="float">
            <text:p>00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" calcext:value-type="float">
            <text:p>00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" calcext:value-type="float">
            <text:p>000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0" calcext:value-type="float">
            <text:p>00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" calcext:value-type="float">
            <text:p>00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A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01" calcext:value-type="float">
            <text:p>011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8])" office:value-type="string" office:string-value="ldsba" calcext:value-type="string">
            <text:p>lds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A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0" calcext:value-type="float">
            <text:p>0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9])" office:value-type="string" office:string-value="ldsha" calcext:value-type="string">
            <text:p>lds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A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1" calcext:value-type="float">
            <text:p>01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Un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0])" office:value-type="string" office:string-value="lduba" calcext:value-type="string">
            <text:p>ld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A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0" calcext:value-type="float">
            <text:p>010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Un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1])" office:value-type="string" office:string-value="lduha" calcext:value-type="string">
            <text:p>ldu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A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0" calcext:value-type="float">
            <text:p>01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2])" office:value-type="string" office:string-value="lda" calcext:value-type="string">
            <text:p>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A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1" calcext:value-type="float">
            <text:p>01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Double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3])" office:value-type="string" office:string-value="ldda" calcext:value-type="string">
            <text:p>ld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11" calcext:value-type="float">
            <text:p>10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Double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01" calcext:value-type="float">
            <text:p>10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Floating-point State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f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000" calcext:value-type="float">
            <text:p>11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011" calcext:value-type="float">
            <text:p>11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001" calcext:value-type="float">
            <text:p>11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c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" calcext:value-type="float">
            <text:p>00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20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" calcext:value-type="float">
            <text:p>00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21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" calcext:value-type="float">
            <text:p>00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22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" calcext:value-type="float">
            <text:p>00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23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A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01" calcext:value-type="float">
            <text:p>01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Byte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rrn</text:p>
          </table:table-cell>
          <table:table-cell table:formula="of:=LOWER([.A24])" office:value-type="string" office:string-value="stba" calcext:value-type="string">
            <text:p>st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A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10" calcext:value-type="float">
            <text:p>01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Half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rrn</text:p>
          </table:table-cell>
          <table:table-cell table:formula="of:=LOWER([.A25])" office:value-type="string" office:string-value="stha" calcext:value-type="string">
            <text:p>st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A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00" calcext:value-type="float">
            <text:p>01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rrn</text:p>
          </table:table-cell>
          <table:table-cell table:formula="of:=LOWER([.A26])" office:value-type="string" office:string-value="sta" calcext:value-type="string">
            <text:p>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A 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11" calcext:value-type="float">
            <text:p>01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Double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rrn</text:p>
          </table:table-cell>
          <table:table-cell table:formula="of:=LOWER([.A27])" office:value-type="string" office:string-value="stda " calcext:value-type="string">
            <text:p>st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00" calcext:value-type="float">
            <text:p>10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rr</text:p>
          </table:table-cell>
          <table:table-cell table:formula="of:=LOWER([.A2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11" calcext:value-type="float">
            <text:p>10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Doubl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rr</text:p>
          </table:table-cell>
          <table:table-cell table:formula="of:=LOWER([.A2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01" calcext:value-type="float">
            <text:p>10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Floating-point State Register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rr</text:p>
          </table:table-cell>
          <table:table-cell table:formula="of:=LOWER([.A3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10" calcext:value-type="float">
            <text:p>10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frr</text:p>
          </table:table-cell>
          <table:table-cell table:formula="of:=LOWER([.A3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00" calcext:value-type="float">
            <text:p>11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crr</text:p>
          </table:table-cell>
          <table:table-cell table:formula="of:=LOWER([.A3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11" calcext:value-type="float">
            <text:p>11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crr</text:p>
          </table:table-cell>
          <table:table-cell table:formula="of:=LOWER([.A3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01" calcext:value-type="float">
            <text:p>11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crr</text:p>
          </table:table-cell>
          <table:table-cell table:formula="of:=LOWER([.A3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10" calcext:value-type="float">
            <text:p>11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crr</text:p>
          </table:table-cell>
          <table:table-cell table:formula="of:=LOWER([.A3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" calcext:value-type="float">
            <text:p>001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3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A 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01" calcext:value-type="float">
            <text:p>011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n</text:p>
          </table:table-cell>
          <table:table-cell table:formula="of:=LOWER([.A37])" office:value-type="string" office:string-value="ldstuba " calcext:value-type="string">
            <text:p>ldstub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" calcext:value-type="float">
            <text:p>001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38])" office:value-type="string" office:string-value="swap" calcext:value-type="string">
            <text:p>sw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A 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1" calcext:value-type="float">
            <text:p>011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n</text:p>
          </table:table-cell>
          <table:table-cell table:formula="of:=LOWER([.A39])" office:value-type="string" office:string-value="swapa " calcext:value-type="string">
            <text:p>swap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ETHI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40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OP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41])" office:value-type="string" office:string-value="nop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" calcext:value-type="float">
            <text:p>00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42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1" calcext:value-type="float">
            <text:p>01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43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" calcext:value-type="float">
            <text:p>00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44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01" calcext:value-type="float">
            <text:p>01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45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" calcext:value-type="float">
            <text:p>000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46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0" calcext:value-type="float">
            <text:p>010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47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" calcext:value-type="float">
            <text:p>00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48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10" calcext:value-type="float">
            <text:p>01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49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" calcext:value-type="float">
            <text:p>00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50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1" calcext:value-type="float">
            <text:p>01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51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" calcext:value-type="float">
            <text:p>00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52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11" calcext:value-type="float">
            <text:p>01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53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01" calcext:value-type="float">
            <text:p>10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54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10" calcext:value-type="float">
            <text:p>10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55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11" calcext:value-type="float">
            <text:p>10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56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0" calcext:value-type="float">
            <text:p>00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57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0" calcext:value-type="float">
            <text:p>01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58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" calcext:value-type="float">
            <text:p>001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59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00" calcext:value-type="float">
            <text:p>011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60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61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10" calcext:value-type="float">
            <text:p>100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62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" calcext:value-type="float">
            <text:p>00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63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00" calcext:value-type="float">
            <text:p>01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64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0" calcext:value-type="float">
            <text:p>001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65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00" calcext:value-type="float">
            <text:p>011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66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01" calcext:value-type="float">
            <text:p>10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67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11" calcext:value-type="float">
            <text:p>10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68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00" calcext:value-type="float">
            <text:p>10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69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0" calcext:value-type="float">
            <text:p>00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70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1" calcext:value-type="float">
            <text:p>001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71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0" calcext:value-type="float">
            <text:p>0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72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1" calcext:value-type="float">
            <text:p>011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73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0" calcext:value-type="float">
            <text:p>001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74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" calcext:value-type="float">
            <text:p>001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75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0" calcext:value-type="float">
            <text:p>011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76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1" calcext:value-type="float">
            <text:p>011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77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00" calcext:value-type="float">
            <text:p>111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78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01" calcext:value-type="float">
            <text:p>111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79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A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80]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0" calcext:value-type="float">
            <text:p>0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81])" office:value-type="string" office:string-value="bn" calcext:value-type="string">
            <text:p>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1" calcext:value-type="float">
            <text:p>1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82])" office:value-type="string" office:string-value="bne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" calcext:value-type="float">
            <text:p>0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83])" office:value-type="string" office:string-value="be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84])" office:value-type="string" office:string-value="b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" calcext:value-type="float">
            <text:p>0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85])" office:value-type="string" office:string-value="ble" calcext:value-type="string">
            <text:p>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1" calcext:value-type="float">
            <text:p>1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86])" office:value-type="string" office:string-value="bge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" calcext:value-type="float">
            <text:p>0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87])" office:value-type="string" office:string-value="bl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U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88])" office:value-type="string" office:string-value="bgu" calcext:value-type="string">
            <text:p>b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U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" calcext:value-type="float">
            <text:p>0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89])" office:value-type="string" office:string-value="bleu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C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90])" office:value-type="string" office:string-value="bcc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S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" calcext:value-type="float">
            <text:p>0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91])" office:value-type="string" office:string-value="bcs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POS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92])" office:value-type="string" office:string-value="bpos" calcext:value-type="string">
            <text:p>b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G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" calcext:value-type="float">
            <text:p>0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93])" office:value-type="string" office:string-value="bneg" calcext:value-type="string">
            <text:p>bn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C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1" calcext:value-type="float">
            <text:p>1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94])" office:value-type="string" office:string-value="bvc" calcext:value-type="string">
            <text:p>b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S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" calcext:value-type="float">
            <text:p>0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95])" office:value-type="string" office:string-value="bvs" calcext:value-type="string">
            <text:p>b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A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96])" office:value-type="string" office:string-value="fba" calcext:value-type="string">
            <text:p>f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0" calcext:value-type="float">
            <text:p>0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97])" office:value-type="string" office:string-value="fbn" calcext:value-type="string">
            <text:p>f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" calcext:value-type="float">
            <text:p>0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98])" office:value-type="string" office:string-value="fbu" calcext:value-type="string">
            <text:p>f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" calcext:value-type="float">
            <text:p>0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99])" office:value-type="string" office:string-value="fbg" calcext:value-type="string">
            <text:p>f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" calcext:value-type="float">
            <text:p>0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100])" office:value-type="string" office:string-value="fbug" calcext:value-type="string">
            <text:p>f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" calcext:value-type="float">
            <text:p>0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101])" office:value-type="string" office:string-value="fbl" calcext:value-type="string">
            <text:p>f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" calcext:value-type="float">
            <text:p>0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102])" office:value-type="string" office:string-value="fbul" calcext:value-type="string">
            <text:p>fb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G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" calcext:value-type="float">
            <text:p>0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103])" office:value-type="string" office:string-value="fblg" calcext:value-type="string">
            <text:p>fb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" calcext:value-type="float">
            <text:p>0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104])" office:value-type="string" office:string-value="fbne" calcext:value-type="string">
            <text:p>f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1" calcext:value-type="float">
            <text:p>1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105])" office:value-type="string" office:string-value="fbe" calcext:value-type="string">
            <text:p>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106])" office:value-type="string" office:string-value="fbue" calcext:value-type="string">
            <text:p>fb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1" calcext:value-type="float">
            <text:p>1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107])" office:value-type="string" office:string-value="fbge" calcext:value-type="string">
            <text:p>f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08])" office:value-type="string" office:string-value="fbuge" calcext:value-type="string">
            <text:p>fb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09])" office:value-type="string" office:string-value="fble" calcext:value-type="string">
            <text:p>f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0])" office:value-type="string" office:string-value="fbule" calcext:value-type="string">
            <text:p>fb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O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1" calcext:value-type="float">
            <text:p>1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1])" office:value-type="string" office:string-value="fbo" calcext:value-type="string">
            <text:p>f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A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2])" office:value-type="string" office:string-value="cba" calcext:value-type="string">
            <text:p>c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N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0" calcext:value-type="float">
            <text:p>0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3])" office:value-type="string" office:string-value="cbn" calcext:value-type="string">
            <text:p>c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" calcext:value-type="float">
            <text:p>0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4])" office:value-type="string" office:string-value="cb3" calcext:value-type="string">
            <text:p>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" calcext:value-type="float">
            <text:p>0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5])" office:value-type="string" office:string-value="cb2" calcext:value-type="string">
            <text:p>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" calcext:value-type="float">
            <text:p>0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6])" office:value-type="string" office:string-value="cb23" calcext:value-type="string">
            <text:p>cb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" calcext:value-type="float">
            <text:p>0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7])" office:value-type="string" office:string-value="cb1" calcext:value-type="string">
            <text:p>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" calcext:value-type="float">
            <text:p>0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8])" office:value-type="string" office:string-value="cb13" calcext:value-type="string">
            <text:p>cb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" calcext:value-type="float">
            <text:p>0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19])" office:value-type="string" office:string-value="cb12" calcext:value-type="string">
            <text:p>cb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" calcext:value-type="float">
            <text:p>0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0])" office:value-type="string" office:string-value="cb123" calcext:value-type="string">
            <text:p>cb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1" calcext:value-type="float">
            <text:p>1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1])" office:value-type="string" office:string-value="cb0" calcext:value-type="string">
            <text:p>cb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2])" office:value-type="string" office:string-value="cb03" calcext:value-type="string">
            <text:p>cb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1" calcext:value-type="float">
            <text:p>1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3])" office:value-type="string" office:string-value="cb02" calcext:value-type="string">
            <text:p>cb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4])" office:value-type="string" office:string-value="cb023" calcext:value-type="string">
            <text:p>cb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5])" office:value-type="string" office:string-value="cb01" calcext:value-type="string">
            <text:p>c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6])" office:value-type="string" office:string-value="cb013" calcext:value-type="string">
            <text:p>cb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2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1" calcext:value-type="float">
            <text:p>1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000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LOWER([.A127])" office:value-type="string" office:string-value="cb012" calcext:value-type="string">
            <text:p>cb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ALL</text:p>
          </table:table-cell>
          <table:table-cell table:style-name="ce3" office:value-type="string" calcext:value-type="string">
            <text:p>op</text:p>
          </table:table-cell>
          <table:table-cell table:style-name="ce7" office:value-type="float" office:value="1" calcext:value-type="float">
            <text:p>01</text:p>
          </table:table-cell>
          <table:table-cell table:style-name="ce7" table:number-columns-repeated="2"/>
          <table:table-cell office:value-type="string" calcext:value-type="string">
            <text:p>Call and Lin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24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LOWER([.A128])" office:value-type="string" office:string-value="call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30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000" calcext:value-type="float">
            <text:p>111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r</text:p>
          </table:table-cell>
          <table:table-cell table:formula="of:=LOWER([.A129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001" calcext:value-type="float">
            <text:p>111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30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31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32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33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34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35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36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37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38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39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40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41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42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43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44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45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46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Y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01000" calcext:value-type="float">
            <text:p>101000</text:p>
          </table:table-cell>
          <table:table-cell table:style-name="ce5" table:number-columns-repeated="2"/>
          <table:table-cell office:value-type="string" calcext:value-type="string">
            <text:p>Read Y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rs1=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y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ASR‡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01000" calcext:value-type="float">
            <text:p>101000</text:p>
          </table:table-cell>
          <table:table-cell table:style-name="ce5" table:number-columns-repeated="2"/>
          <table:table-cell office:value-type="string" calcext:value-type="string">
            <text:p>Read Ancillary State Register (reserved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Rs = 1 … 15, causes undefined resul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ASR‡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01000" calcext:value-type="float">
            <text:p>101000</text:p>
          </table:table-cell>
          <table:table-cell table:style-name="ce5" table:number-columns-repeated="2"/>
          <table:table-cell office:value-type="string" calcext:value-type="string">
            <text:p>(implementation-dependent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Stbar = rdasr with rd=0 and rs1=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PSR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01001" calcext:value-type="float">
            <text:p>101001</text:p>
          </table:table-cell>
          <table:table-cell table:style-name="ce5" table:number-columns-repeated="2"/>
          <table:table-cell office:value-type="string" calcext:value-type="string">
            <text:p>Read Processor Stat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ps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WIM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01010" calcext:value-type="float">
            <text:p>101010</text:p>
          </table:table-cell>
          <table:table-cell table:style-name="ce5" table:number-columns-repeated="2"/>
          <table:table-cell office:value-type="string" calcext:value-type="string">
            <text:p>Read Window Invalid Mask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wim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TBR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01011" calcext:value-type="float">
            <text:p>101011</text:p>
          </table:table-cell>
          <table:table-cell table:style-name="ce5" table:number-columns-repeated="2"/>
          <table:table-cell office:value-type="string" calcext:value-type="string">
            <text:p>Read Trap Bas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tb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Y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000" calcext:value-type="float">
            <text:p>110000</text:p>
          </table:table-cell>
          <table:table-cell table:style-name="ce5" table:number-columns-repeated="2"/>
          <table:table-cell office:value-type="string" calcext:value-type="string">
            <text:p>Write Y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d=0</text:p>
          </table:table-cell>
          <table:table-cell office:value-type="string" calcext:value-type="string">
            <text:p>rra</text:p>
          </table:table-cell>
          <table:table-cell table:formula="of:=LOWER([.A153])" office:value-type="string" office:string-value="wry" calcext:value-type="string">
            <text:p>w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y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ASR‡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000" calcext:value-type="float">
            <text:p>110000</text:p>
          </table:table-cell>
          <table:table-cell table:style-name="ce5" table:number-columns-repeated="2"/>
          <table:table-cell office:value-type="string" calcext:value-type="string">
            <text:p>Write Ancillary State Register (reserved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s = 1 … 15, causes undefined results</text:p>
          </table:table-cell>
          <table:table-cell office:value-type="string" calcext:value-type="string">
            <text:p>rra</text:p>
          </table:table-cell>
          <table:table-cell table:formula="of:=LOWER([.A154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ASR‡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000" calcext:value-type="float">
            <text:p>110000</text:p>
          </table:table-cell>
          <table:table-cell table:style-name="ce5" table:number-columns-repeated="2"/>
          <table:table-cell office:value-type="string" calcext:value-type="string">
            <text:p>(implementation-dependent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a</text:p>
          </table:table-cell>
          <table:table-cell table:formula="of:=LOWER([.A155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PSR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001" calcext:value-type="float">
            <text:p>110001</text:p>
          </table:table-cell>
          <table:table-cell table:style-name="ce5" table:number-columns-repeated="2"/>
          <table:table-cell office:value-type="string" calcext:value-type="string">
            <text:p>Write Processor Stat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rrg</text:p>
          </table:table-cell>
          <table:table-cell table:formula="of:=LOWER([.A156])" office:value-type="string" office:string-value="wrpsr" calcext:value-type="string">
            <text:p>wrp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p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WIM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010" calcext:value-type="float">
            <text:p>110010</text:p>
          </table:table-cell>
          <table:table-cell table:style-name="ce5" table:number-columns-repeated="2"/>
          <table:table-cell office:value-type="string" calcext:value-type="string">
            <text:p>Write Window Invalid Mask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rrg</text:p>
          </table:table-cell>
          <table:table-cell table:formula="of:=LOWER([.A157])" office:value-type="string" office:string-value="wrwim" calcext:value-type="string">
            <text:p>wrw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wim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TBR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011" calcext:value-type="float">
            <text:p>110011</text:p>
          </table:table-cell>
          <table:table-cell table:style-name="ce5" table:number-columns-repeated="2"/>
          <table:table-cell office:value-type="string" calcext:value-type="string">
            <text:p>Write Trap Bas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" office:value-type="string" calcext:value-type="string">
            <text:p>State Regist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rrg</text:p>
          </table:table-cell>
          <table:table-cell table:formula="of:=LOWER([.A158])" office:value-type="string" office:string-value="wrtbr" calcext:value-type="string">
            <text:p>wrt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tb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AR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01000" calcext:value-type="float">
            <text:p>101000</text:p>
          </table:table-cell>
          <table:table-cell table:style-name="ce5" table:number-columns-repeated="2"/>
          <table:table-cell office:value-type="string" calcext:value-type="string">
            <text:p>Store Barri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30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/>
          <table:table-cell table:formula="of:=LOWER([.A159])" office:value-type="string" office:string-value="stbar" calcext:value-type="string">
            <text:p>stba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NIMP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number-columns-repeated="2"/>
          <table:table-cell office:value-type="string" calcext:value-type="string">
            <text:p>Unimplemen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31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p25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n</text:p>
          </table:table-cell>
          <table:table-cell table:formula="of:=LOWER([.A160])" office:value-type="string" office:string-value="unimp" calcext:value-type="string">
            <text:p>un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1011" calcext:value-type="float">
            <text:p>111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0" calcext:value-type="float">
            <text:p>000000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</text:p>
          </table:table-cell>
          <table:table-cell table:formula="of:=LOWER([.A16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62])" office:value-type="string" office:string-value="fitos" calcext:value-type="string">
            <text:p>fi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d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63])" office:value-type="string" office:string-value="fitod" calcext:value-type="string">
            <text:p>fi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q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64])" office:value-type="string" office:string-value="fitoq" calcext:value-type="string">
            <text:p>fi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i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65])" office:value-type="string" office:string-value="fstoi" calcext:value-type="string">
            <text:p>fs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i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66])" office:value-type="string" office:string-value="fdtoi" calcext:value-type="string">
            <text:p>fd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i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67])" office:value-type="string" office:string-value="fqtoi" calcext:value-type="string">
            <text:p>fq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d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68])" office:value-type="string" office:string-value="fstod" calcext:value-type="string">
            <text:p>fs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q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69])" office:value-type="string" office:string-value="fstoq" calcext:value-type="string">
            <text:p>fs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70])" office:value-type="string" office:string-value="fdtos" calcext:value-type="string">
            <text:p>fd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q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71])" office:value-type="string" office:string-value="fdtoq" calcext:value-type="string">
            <text:p>fd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72])" office:value-type="string" office:string-value="fqtos" calcext:value-type="string">
            <text:p>fq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d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73])" office:value-type="string" office:string-value="fqtod" calcext:value-type="string">
            <text:p>fq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OV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74])" office:value-type="string" office:string-value="fmovs" calcext:value-type="string">
            <text:p>fmo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NEG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75])" office:value-type="string" office:string-value="fnegs" calcext:value-type="string">
            <text:p>fne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BS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76])" office:value-type="string" office:string-value="fabss" calcext:value-type="string">
            <text:p>fab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77])" office:value-type="string" office:string-value="fsqrts" calcext:value-type="string">
            <text:p>fsq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d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78])" office:value-type="string" office:string-value="fsqrtd" calcext:value-type="string">
            <text:p>fsqrt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q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</text:p>
          </table:table-cell>
          <table:table-cell table:formula="of:=LOWER([.A179])" office:value-type="string" office:string-value="fsqrtq" calcext:value-type="string">
            <text:p>fsqr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80])" office:value-type="string" office:string-value="fadds" calcext:value-type="string">
            <text:p>fad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d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81])" office:value-type="string" office:string-value="faddd" calcext:value-type="string">
            <text:p>f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q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82])" office:value-type="string" office:string-value="faddq" calcext:value-type="string">
            <text:p>fadd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83])" office:value-type="string" office:string-value="fsubs" calcext:value-type="string">
            <text:p>fsu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d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84])" office:value-type="string" office:string-value="fsubd" calcext:value-type="string">
            <text:p>f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q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85])" office:value-type="string" office:string-value="fsubq" calcext:value-type="string">
            <text:p>fsub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86])" office:value-type="string" office:string-value="fmuls" calcext:value-type="string">
            <text:p>fmu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d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87])" office:value-type="string" office:string-value="fmuld" calcext:value-type="string">
            <text:p>f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q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88])" office:value-type="string" office:string-value="fmulq" calcext:value-type="string">
            <text:p>f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MULd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89])" office:value-type="string" office:string-value="fsmuld" calcext:value-type="string">
            <text:p>f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MULq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90])" office:value-type="string" office:string-value="fdmulq" calcext:value-type="string">
            <text:p>fd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91])" office:value-type="string" office:string-value="fdivs" calcext:value-type="string">
            <text:p>fdiv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d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92])" office:value-type="string" office:string-value="fdivd" calcext:value-type="string">
            <text:p>f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q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f</text:p>
          </table:table-cell>
          <table:table-cell table:formula="of:=LOWER([.A193])" office:value-type="string" office:string-value="fdivq" calcext:value-type="string">
            <text:p>fdiv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1" calcext:value-type="float">
            <text:p>110101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 </text:p>
          </table:table-cell>
          <table:table-cell table:formula="of:=LOWER([.A194])" office:value-type="string" office:string-value="fcmps" calcext:value-type="string">
            <text:p>fc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d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1" calcext:value-type="float">
            <text:p>110101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 </text:p>
          </table:table-cell>
          <table:table-cell table:formula="of:=LOWER([.A195])" office:value-type="string" office:string-value="fcmpd" calcext:value-type="string">
            <text:p>fcm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q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1" calcext:value-type="float">
            <text:p>110101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 </text:p>
          </table:table-cell>
          <table:table-cell table:formula="of:=LOWER([.A196])" office:value-type="string" office:string-value="fcmpq" calcext:value-type="string">
            <text:p>fcmp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s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1" calcext:value-type="float">
            <text:p>110101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 </text:p>
          </table:table-cell>
          <table:table-cell table:formula="of:=LOWER([.A197])" office:value-type="string" office:string-value="fcmpes" calcext:value-type="string">
            <text:p>fcmp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d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1" calcext:value-type="float">
            <text:p>110101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 </text:p>
          </table:table-cell>
          <table:table-cell table:formula="of:=LOWER([.A198])" office:value-type="string" office:string-value="fcmped" calcext:value-type="string">
            <text:p>fcmp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q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0101" calcext:value-type="float">
            <text:p>110101</text:p>
          </table:table-cell>
          <table:table-cell table:style-name="ce3" office:value-type="string" calcext:value-type="string">
            <text:p>opf</text:p>
          </table:table-cell>
          <table:table-cell table:style-name="ce3"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" office:value-type="string" calcext:value-type="string">
            <text:p>Floating Poin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f </text:p>
          </table:table-cell>
          <table:table-cell table:formula="of:=LOWER([.A199])" office:value-type="string" office:string-value="fcmpeq" calcext:value-type="string">
            <text:p>fcmp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CPop1</text:p>
          </table:table-cell>
          <table:table-cell table:style-name="ce4" office:value-type="string" calcext:value-type="string">
            <text:p>op3</text:p>
          </table:table-cell>
          <table:table-cell table:style-name="ce4" office:value-type="float" office:value="110110" calcext:value-type="float">
            <text:p>110110</text:p>
          </table:table-cell>
          <table:table-cell table:style-name="ce4" office:value-type="string" calcext:value-type="string">
            <text:p>opc</text:p>
          </table:table-cell>
          <table:table-cell table:style-name="ce4"/>
          <table:table-cell table:style-name="ce2" office:value-type="string" calcext:value-type="string">
            <text:p>Coprocessor Operate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string" calcext:value-type="string">
            <text:p>B34</text:p>
          </table:table-cell>
          <table:table-cell table:style-name="ce4" office:value-type="string" calcext:value-type="string">
            <text:p>Coprocessor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op3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Opc: coproc specific</text:p>
          </table:table-cell>
          <table:table-cell table:style-name="ce13" office:value-type="string" calcext:value-type="string">
            <text:p>cccc</text:p>
          </table:table-cell>
          <table:table-cell table:style-name="ce15" table:formula="of:=LOWER([.A200])" office:value-type="string" office:string-value="cpop1" calcext:value-type="string">
            <text:p>cpop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pc</text:p>
          </table:table-cell>
          <table:table-cell table:style-name="ce2" office:value-type="string" calcext:value-type="string">
            <text:p>cprs1</text:p>
          </table:table-cell>
          <table:table-cell table:style-name="ce2" office:value-type="string" calcext:value-type="string">
            <text:p>cprs2</text:p>
          </table:table-cell>
          <table:table-cell table:style-name="ce2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CPop2</text:p>
          </table:table-cell>
          <table:table-cell table:style-name="ce4" office:value-type="string" calcext:value-type="string">
            <text:p>op3</text:p>
          </table:table-cell>
          <table:table-cell table:style-name="ce4" office:value-type="float" office:value="110111" calcext:value-type="float">
            <text:p>110111</text:p>
          </table:table-cell>
          <table:table-cell table:style-name="ce4" office:value-type="string" calcext:value-type="string">
            <text:p>opc</text:p>
          </table:table-cell>
          <table:table-cell table:style-name="ce4"/>
          <table:table-cell table:style-name="ce2" office:value-type="string" calcext:value-type="string">
            <text:p>Coprocessor Operate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string" calcext:value-type="string">
            <text:p>B34</text:p>
          </table:table-cell>
          <table:table-cell table:style-name="ce4" office:value-type="string" calcext:value-type="string">
            <text:p>Coprocessor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op3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Opc: coproc specific</text:p>
          </table:table-cell>
          <table:table-cell table:style-name="ce13" office:value-type="string" calcext:value-type="string">
            <text:p>cccc</text:p>
          </table:table-cell>
          <table:table-cell table:style-name="ce15" table:formula="of:=LOWER([.A201])" office:value-type="string" office:string-value="cpop2" calcext:value-type="string">
            <text:p>cpop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pc</text:p>
          </table:table-cell>
          <table:table-cell table:style-name="ce2" office:value-type="string" calcext:value-type="string">
            <text:p>cprs1</text:p>
          </table:table-cell>
          <table:table-cell table:style-name="ce2" office:value-type="string" calcext:value-type="string">
            <text:p>cprs2</text:p>
          </table:table-cell>
          <table:table-cell table:style-name="ce2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" calcext:value-type="float">
            <text:p>001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0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0" calcext:value-type="float">
            <text:p>00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0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" calcext:value-type="float">
            <text:p>00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0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" calcext:value-type="float">
            <text:p>000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0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0" calcext:value-type="float">
            <text:p>00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0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" calcext:value-type="float">
            <text:p>00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0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11" calcext:value-type="float">
            <text:p>10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01" calcext:value-type="float">
            <text:p>10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g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000" calcext:value-type="float">
            <text:p>11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011" calcext:value-type="float">
            <text:p>11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001" calcext:value-type="float">
            <text:p>11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g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" calcext:value-type="float">
            <text:p>00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n</text:p>
          </table:table-cell>
          <table:table-cell table:formula="of:=LOWER([.A214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" calcext:value-type="float">
            <text:p>00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n</text:p>
          </table:table-cell>
          <table:table-cell table:formula="of:=LOWER([.A215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" calcext:value-type="float">
            <text:p>00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n</text:p>
          </table:table-cell>
          <table:table-cell table:formula="of:=LOWER([.A216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" calcext:value-type="float">
            <text:p>00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rn</text:p>
          </table:table-cell>
          <table:table-cell table:formula="of:=LOWER([.A217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00" calcext:value-type="float">
            <text:p>10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rn</text:p>
          </table:table-cell>
          <table:table-cell table:formula="of:=LOWER([.A21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11" calcext:value-type="float">
            <text:p>10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frn</text:p>
          </table:table-cell>
          <table:table-cell table:formula="of:=LOWER([.A21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01" calcext:value-type="float">
            <text:p>10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grn</text:p>
          </table:table-cell>
          <table:table-cell table:formula="of:=LOWER([.A22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10" calcext:value-type="float">
            <text:p>10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grn</text:p>
          </table:table-cell>
          <table:table-cell table:formula="of:=LOWER([.A22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00" calcext:value-type="float">
            <text:p>11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crn</text:p>
          </table:table-cell>
          <table:table-cell table:formula="of:=LOWER([.A22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11" calcext:value-type="float">
            <text:p>11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crn</text:p>
          </table:table-cell>
          <table:table-cell table:formula="of:=LOWER([.A22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01" calcext:value-type="float">
            <text:p>11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grn</text:p>
          </table:table-cell>
          <table:table-cell table:formula="of:=LOWER([.A22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10" calcext:value-type="float">
            <text:p>11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grn</text:p>
          </table:table-cell>
          <table:table-cell table:formula="of:=LOWER([.A22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" calcext:value-type="float">
            <text:p>001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2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" calcext:value-type="float">
            <text:p>00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27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1" calcext:value-type="float">
            <text:p>01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28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" calcext:value-type="float">
            <text:p>00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29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01" calcext:value-type="float">
            <text:p>01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30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" calcext:value-type="float">
            <text:p>000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31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0" calcext:value-type="float">
            <text:p>010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32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" calcext:value-type="float">
            <text:p>00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33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10" calcext:value-type="float">
            <text:p>01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34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" calcext:value-type="float">
            <text:p>00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35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1" calcext:value-type="float">
            <text:p>01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36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" calcext:value-type="float">
            <text:p>00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37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11" calcext:value-type="float">
            <text:p>01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38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01" calcext:value-type="float">
            <text:p>100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39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10" calcext:value-type="float">
            <text:p>100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40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11" calcext:value-type="float">
            <text:p>100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41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0" calcext:value-type="float">
            <text:p>00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42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0" calcext:value-type="float">
            <text:p>01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43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" calcext:value-type="float">
            <text:p>001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44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00" calcext:value-type="float">
            <text:p>011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45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46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10" calcext:value-type="float">
            <text:p>100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47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" calcext:value-type="float">
            <text:p>00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48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00" calcext:value-type="float">
            <text:p>01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49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0" calcext:value-type="float">
            <text:p>001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50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00" calcext:value-type="float">
            <text:p>011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51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01" calcext:value-type="float">
            <text:p>100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52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011" calcext:value-type="float">
            <text:p>100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53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0100" calcext:value-type="float">
            <text:p>100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54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0" calcext:value-type="float">
            <text:p>00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55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011" calcext:value-type="float">
            <text:p>001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56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0" calcext:value-type="float">
            <text:p>0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57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011" calcext:value-type="float">
            <text:p>011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58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0" calcext:value-type="float">
            <text:p>001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59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" calcext:value-type="float">
            <text:p>001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60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0" calcext:value-type="float">
            <text:p>0111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61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1" calcext:value-type="float">
            <text:p>0111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62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00" calcext:value-type="float">
            <text:p>1111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63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101" calcext:value-type="float">
            <text:p>1111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" office:value-type="string" calcext:value-type="string">
            <text:p>Integer Arit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264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A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65]); &quot;,a&quot;)" office:value-type="string" office:string-value="ba,a" calcext:value-type="string">
            <text:p>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0" calcext:value-type="float">
            <text:p>0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66]); &quot;,a&quot;)" office:value-type="string" office:string-value="bn,a" calcext:value-type="string">
            <text:p>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1" calcext:value-type="float">
            <text:p>1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67]); &quot;,a&quot;)" office:value-type="string" office:string-value="bne,a" calcext:value-type="string">
            <text:p>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" calcext:value-type="float">
            <text:p>0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68]); &quot;,a&quot;)" office:value-type="string" office:string-value="be,a" calcext:value-type="string">
            <text:p>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69]); &quot;,a&quot;)" office:value-type="string" office:string-value="bg,a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" calcext:value-type="float">
            <text:p>0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70]); &quot;,a&quot;)" office:value-type="string" office:string-value="ble,a" calcext:value-type="string">
            <text:p>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1" calcext:value-type="float">
            <text:p>1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71]); &quot;,a&quot;)" office:value-type="string" office:string-value="bge,a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" calcext:value-type="float">
            <text:p>0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72]); &quot;,a&quot;)" office:value-type="string" office:string-value="bl,a" calcext:value-type="string">
            <text:p>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U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73]); &quot;,a&quot;)" office:value-type="string" office:string-value="bgu,a" calcext:value-type="string">
            <text:p>bg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U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" calcext:value-type="float">
            <text:p>0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74]); &quot;,a&quot;)" office:value-type="string" office:string-value="bleu,a" calcext:value-type="string">
            <text:p>ble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C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75]); &quot;,a&quot;)" office:value-type="string" office:string-value="bcc,a" calcext:value-type="string">
            <text:p>bc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S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" calcext:value-type="float">
            <text:p>0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76]); &quot;,a&quot;)" office:value-type="string" office:string-value="bcs,a" calcext:value-type="string">
            <text:p>bc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POS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77]); &quot;,a&quot;)" office:value-type="string" office:string-value="bpos,a" calcext:value-type="string">
            <text:p>bpo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G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" calcext:value-type="float">
            <text:p>0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78]); &quot;,a&quot;)" office:value-type="string" office:string-value="bneg,a" calcext:value-type="string">
            <text:p>bne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C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1" calcext:value-type="float">
            <text:p>1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79]); &quot;,a&quot;)" office:value-type="string" office:string-value="bvc,a" calcext:value-type="string">
            <text:p>bv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S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" calcext:value-type="float">
            <text:p>0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80]); &quot;,a&quot;)" office:value-type="string" office:string-value="bvs,a" calcext:value-type="string">
            <text:p>bv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A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81]); &quot;,a&quot;)" office:value-type="string" office:string-value="fba,a" calcext:value-type="string">
            <text:p>f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0" calcext:value-type="float">
            <text:p>0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82]); &quot;,a&quot;)" office:value-type="string" office:string-value="fbn,a" calcext:value-type="string">
            <text:p>f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" calcext:value-type="float">
            <text:p>0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83]); &quot;,a&quot;)" office:value-type="string" office:string-value="fbu,a" calcext:value-type="string">
            <text:p>fb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" calcext:value-type="float">
            <text:p>0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84]); &quot;,a&quot;)" office:value-type="string" office:string-value="fbg,a" calcext:value-type="string">
            <text:p>f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" calcext:value-type="float">
            <text:p>0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85]); &quot;,a&quot;)" office:value-type="string" office:string-value="fbug,a" calcext:value-type="string">
            <text:p>fbu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" calcext:value-type="float">
            <text:p>0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86]); &quot;,a&quot;)" office:value-type="string" office:string-value="fbl,a" calcext:value-type="string">
            <text:p>f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" calcext:value-type="float">
            <text:p>0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87]); &quot;,a&quot;)" office:value-type="string" office:string-value="fbul,a" calcext:value-type="string">
            <text:p>fbu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G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" calcext:value-type="float">
            <text:p>0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88]); &quot;,a&quot;)" office:value-type="string" office:string-value="fblg,a" calcext:value-type="string">
            <text:p>fbl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" calcext:value-type="float">
            <text:p>0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89]); &quot;,a&quot;)" office:value-type="string" office:string-value="fbne,a" calcext:value-type="string">
            <text:p>f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1" calcext:value-type="float">
            <text:p>1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90]); &quot;,a&quot;)" office:value-type="string" office:string-value="fbe,a" calcext:value-type="string">
            <text:p>f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91]); &quot;,a&quot;)" office:value-type="string" office:string-value="fbue,a" calcext:value-type="string">
            <text:p>fbu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1" calcext:value-type="float">
            <text:p>1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8" office:value-type="string" calcext:value-type="string">
            <text:p>n</text:p>
          </table:table-cell>
          <table:table-cell table:formula="of:=CONCATENATE (LOWER([.A292]); &quot;,a&quot;)" office:value-type="string" office:string-value="fbge,a" calcext:value-type="string">
            <text:p>f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93]); &quot;,a&quot;)" office:value-type="string" office:string-value="fbuge,a" calcext:value-type="string">
            <text:p>fbu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94]); &quot;,a&quot;)" office:value-type="string" office:string-value="fble,a" calcext:value-type="string">
            <text:p>f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E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95]); &quot;,a&quot;)" office:value-type="string" office:string-value="fbule,a" calcext:value-type="string">
            <text:p>fbu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O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1" calcext:value-type="float">
            <text:p>1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96]); &quot;,a&quot;)" office:value-type="string" office:string-value="fbo,a" calcext:value-type="string">
            <text:p>fbo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A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97]); &quot;,a&quot;)" office:value-type="string" office:string-value="cba,a" calcext:value-type="string">
            <text:p>c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N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0" calcext:value-type="float">
            <text:p>00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98]); &quot;,a&quot;)" office:value-type="string" office:string-value="cbn,a" calcext:value-type="string">
            <text:p>c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" calcext:value-type="float">
            <text:p>0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299]); &quot;,a&quot;)" office:value-type="string" office:string-value="cb3,a" calcext:value-type="string">
            <text:p>cb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" calcext:value-type="float">
            <text:p>0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00]); &quot;,a&quot;)" office:value-type="string" office:string-value="cb2,a" calcext:value-type="string">
            <text:p>cb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" calcext:value-type="float">
            <text:p>0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01]); &quot;,a&quot;)" office:value-type="string" office:string-value="cb23,a" calcext:value-type="string">
            <text:p>cb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" calcext:value-type="float">
            <text:p>0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02]); &quot;,a&quot;)" office:value-type="string" office:string-value="cb1,a" calcext:value-type="string">
            <text:p>cb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" calcext:value-type="float">
            <text:p>0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03]); &quot;,a&quot;)" office:value-type="string" office:string-value="cb13,a" calcext:value-type="string">
            <text:p>cb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" calcext:value-type="float">
            <text:p>0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04]); &quot;,a&quot;)" office:value-type="string" office:string-value="cb12,a" calcext:value-type="string">
            <text:p>cb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" calcext:value-type="float">
            <text:p>0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05]); &quot;,a&quot;)" office:value-type="string" office:string-value="cb123,a" calcext:value-type="string">
            <text:p>cb1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01" calcext:value-type="float">
            <text:p>10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06]); &quot;,a&quot;)" office:value-type="string" office:string-value="cb0,a" calcext:value-type="string">
            <text:p>cb0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07]); &quot;,a&quot;)" office:value-type="string" office:string-value="cb03,a" calcext:value-type="string">
            <text:p>cb0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011" calcext:value-type="float">
            <text:p>10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08]); &quot;,a&quot;)" office:value-type="string" office:string-value="cb02,a" calcext:value-type="string">
            <text:p>cb0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09]); &quot;,a&quot;)" office:value-type="string" office:string-value="cb023,a" calcext:value-type="string">
            <text:p>cb0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10]); &quot;,a&quot;)" office:value-type="string" office:string-value="cb01,a" calcext:value-type="string">
            <text:p>cb0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3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11]); &quot;,a&quot;)" office:value-type="string" office:string-value="cb013,a" calcext:value-type="string">
            <text:p>cb0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2</text:p>
          </table:table-cell>
          <table:table-cell table:style-name="ce3" office:value-type="string" calcext:value-type="string">
            <text:p>op2</text:p>
          </table:table-cell>
          <table:table-cell table:style-name="ce6" office:value-type="float" office:value="1111" calcext:value-type="float">
            <text:p>1111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0001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formula="of:=CONCATENATE (LOWER([.A312]); &quot;,a&quot;)" office:value-type="string" office:string-value="cb012,a" calcext:value-type="string">
            <text:p>cb0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000" calcext:value-type="float">
            <text:p>11100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r</text:p>
          </table:table-cell>
          <table:table-cell table:formula="of:=LOWER([.A313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3" office:value-type="string" calcext:value-type="string">
            <text:p>op3</text:p>
          </table:table-cell>
          <table:table-cell table:style-name="ce5" office:value-type="float" office:value="111001" calcext:value-type="float">
            <text:p>11100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14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15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16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17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18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19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20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21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22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23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24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25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26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27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28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29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3" office:value-type="string" calcext:value-type="string">
            <text:p>op3</text:p>
          </table:table-cell>
          <table:table-cell table:style-name="ce6" office:value-type="float" office:value="111010" calcext:value-type="float">
            <text:p>111010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" office:value-type="string" calcext:value-type="string">
            <text:p>Control Transf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30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3" office:value-type="string" calcext:value-type="string">
            <text:p>op3</text:p>
          </table:table-cell>
          <table:table-cell table:style-name="ce3" office:value-type="float" office:value="111011" calcext:value-type="float">
            <text:p>111011</text:p>
          </table:table-cell>
          <table:table-cell table:style-name="ce5" office:value-type="string" calcext:value-type="string">
            <text:p>i</text:p>
          </table:table-cell>
          <table:table-cell table:style-name="ce5" office:value-type="float" office:value="1" calcext:value-type="float">
            <text:p>000001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3" office:value-type="string" calcext:value-type="string">
            <text:p>Load/St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n</text:p>
          </table:table-cell>
          <table:table-cell table:formula="of:=LOWER([.A33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 table:number-columns-repeated="2"/>
          <table:table-cell table:number-columns-repeated="1016"/>
        </table:table-row>
        <table:table-row table:style-name="ro2" table:number-rows-repeated="10481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1" table:default-cell-style-name="ce9"/>
        <table:table-column table:style-name="co10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 AJIT processor implements the Sparc-V8 IS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e propose to extend this ISA to provide support for a native 64-bit integer datatyp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he proposed extensions use the existing instruction encodings to the maximum extent possibl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ll proposed extensions are RegisterXRegister -&gt; Register,Condition-codes type instruction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 load/store instructions are not modifie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We list the additional instructions in the subsequent section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n each case, only the differences in the encoding relative to an existing Sparc-V8 instruction are provided</text:p>
          </table:table-cell>
        </table:table-row>
      </table:table>
      <table:table table:name="ajit-insns" table:style-name="ta1">
        <office:forms form:automatic-focus="false" form:apply-design-mode="false"/>
        <table:table-column table:style-name="co11" table:default-cell-style-name="Default"/>
        <table:table-column table:style-name="co1" table:default-cell-style-name="ce3"/>
        <table:table-column table:style-name="co1" table:number-columns-repeated="3" table:default-cell-style-name="ce5"/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6" table:default-cell-style-name="ce3"/>
        <table:table-column table:style-name="co1" table:default-cell-style-name="ce9"/>
        <table:table-column table:style-name="co1" table:number-columns-repeated="2" table:default-cell-style-name="ce14"/>
        <table:table-column table:style-name="co1" table:number-columns-repeated="5" table:default-cell-style-name="Default"/>
        <table:table-row table:style-name="ro4"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Format type</text:p>
          </table:table-cell>
          <table:table-cell table:style-name="ce1" office:value-type="string" calcext:value-type="string">
            <text:p>Format Value</text:p>
          </table:table-cell>
          <table:table-cell table:style-name="ce1" office:value-type="string" calcext:value-type="string">
            <text:p>Other fiel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Operation</text:p>
          </table:table-cell>
          <table:table-cell table:style-name="ce8" office:value-type="string" calcext:value-type="string">
            <text:p>Sparc V8 Manual main description page</text:p>
          </table:table-cell>
          <table:table-cell table:style-name="ce8" office:value-type="string" calcext:value-type="string">
            <text:p>Sparc V8 Manual main description Chapter reference</text:p>
          </table:table-cell>
          <table:table-cell table:style-name="ce1" office:value-type="string" calcext:value-type="string">
            <text:p>Insn Category</text:p>
          </table:table-cell>
          <table:table-cell table:style-name="ce1" office:value-type="string" calcext:value-type="string">
            <text:p>Insn Category Index</text:p>
          </table:table-cell>
          <table:table-cell table:style-name="ce1" office:value-type="string" calcext:value-type="string">
            <text:p>Format Index</text:p>
          </table:table-cell>
          <table:table-cell table:style-name="ce11" office:value-type="string" calcext:value-type="string">
            <text:p>Processing Status</text:p>
          </table:table-cell>
          <table:table-cell table:style-name="ce11" office:value-type="string" calcext:value-type="string">
            <text:p>Privilege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Register Type, if any</text:p>
          </table:table-cell>
          <table:table-cell table:style-name="ce1" office:value-type="string" calcext:value-type="string">
            <text:p>ASM Rator Syntax</text:p>
          </table:table-cell>
          <table:table-cell table:style-name="ce1" office:value-type="string" calcext:value-type="string">
            <text:p>Num Args</text:p>
          </table:table-cell>
          <table:table-cell table:style-name="ce16" office:value-type="string" calcext:value-type="string">
            <text:p>ASM Arg 1</text:p>
          </table:table-cell>
          <table:table-cell table:style-name="ce16" office:value-type="string" calcext:value-type="string">
            <text:p>ASM Arg 2</text:p>
          </table:table-cell>
          <table:table-cell table:style-name="ce16" office:value-type="string" calcext:value-type="string">
            <text:p>ASM Arg 3</text:p>
          </table:table-cell>
          <table:table-cell table:style-name="ce16" office:value-type="string" calcext:value-type="string">
            <text:p>ASM Arg 4</text:p>
          </table:table-cell>
          <table:table-cell table:style-name="ce16"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ETHI</text:p>
          </table:table-cell>
          <table:table-cell office:value-type="string" calcext:value-type="string">
            <text:p>op2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2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NOP</text:p>
          </table:table-cell>
          <table:table-cell office:value-type="string" calcext:value-type="string">
            <text:p>op2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3])" office:value-type="string" office:string-value="nop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8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9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0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1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2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3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4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5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6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7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8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9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0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X</text:p>
          </table:table-cell>
          <table:table-cell office:value-type="string" calcext:value-type="string">
            <text:p>op3</text:p>
          </table:table-cell>
          <table:table-cell office:value-type="float" office:value="1000" calcext:value-type="float">
            <text:p>001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1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Xcc</text:p>
          </table:table-cell>
          <table:table-cell office:value-type="string" calcext:value-type="string">
            <text:p>op3</text:p>
          </table:table-cell>
          <table:table-cell office:value-type="float" office:value="11000" calcext:value-type="float">
            <text:p>011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2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DDcc</text:p>
          </table:table-cell>
          <table:table-cell office:value-type="string" calcext:value-type="string">
            <text:p>op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3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DDccTV</text:p>
          </table:table-cell>
          <table:table-cell office:value-type="string" calcext:value-type="string">
            <text:p>op3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4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5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6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X</text:p>
          </table:table-cell>
          <table:table-cell office:value-type="string" calcext:value-type="string">
            <text:p>op3</text:p>
          </table:table-cell>
          <table:table-cell office:value-type="float" office:value="1100" calcext:value-type="float">
            <text:p>001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7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Xcc</text:p>
          </table:table-cell>
          <table:table-cell office:value-type="string" calcext:value-type="string">
            <text:p>op3</text:p>
          </table:table-cell>
          <table:table-cell office:value-type="float" office:value="11100" calcext:value-type="float">
            <text:p>011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8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SUBcc</text:p>
          </table:table-cell>
          <table:table-cell office:value-type="string" calcext:value-type="string">
            <text:p>op3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9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SUBccTV</text:p>
          </table:table-cell>
          <table:table-cell office:value-type="string" calcext:value-type="string">
            <text:p>op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0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MULScc</text:p>
          </table:table-cell>
          <table:table-cell office:value-type="string" calcext:value-type="string">
            <text:p>op3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1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2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3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4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5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6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7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8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9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AVE</text:p>
          </table:table-cell>
          <table:table-cell office:value-type="string" calcext:value-type="string">
            <text:p>op3</text:p>
          </table:table-cell>
          <table:table-cell office:value-type="float" office:value="111100" calcext:value-type="float">
            <text:p>111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0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ESTORE</text:p>
          </table:table-cell>
          <table:table-cell office:value-type="string" calcext:value-type="string">
            <text:p>op3</text:p>
          </table:table-cell>
          <table:table-cell office:value-type="float" office:value="111101" calcext:value-type="float">
            <text:p>11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1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3])" office:value-type="string" office:string-value="addd" calcext:value-type="string">
            <text:p>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4])" office:value-type="string" office:string-value="adddcc" calcext:value-type="string">
            <text:p>ad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D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5])" office:value-type="string" office:string-value="subd" calcext:value-type="string">
            <text:p>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D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6])" office:value-type="string" office:string-value="subdcc" calcext:value-type="string">
            <text:p>sub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D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7])" office:value-type="string" office:string-value="slld" calcext:value-type="string">
            <text:p>sl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D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8])" office:value-type="string" office:string-value="srld" calcext:value-type="string">
            <text:p>sr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D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9])" office:value-type="string" office:string-value="srad" calcext:value-type="string">
            <text:p>sr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D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0])" office:value-type="string" office:string-value="umuld" calcext:value-type="string">
            <text:p>u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D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1])" office:value-type="string" office:string-value="smuld" calcext:value-type="string">
            <text:p>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D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2])" office:value-type="string" office:string-value="umuldcc" calcext:value-type="string">
            <text:p>umul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D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3])" office:value-type="string" office:string-value="smuldcc" calcext:value-type="string">
            <text:p>smul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D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4])" office:value-type="string" office:string-value="udivd" calcext:value-type="string">
            <text:p>u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D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5])" office:value-type="string" office:string-value="sdivd" calcext:value-type="string">
            <text:p>s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D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6])" office:value-type="string" office:string-value="udivdcc" calcext:value-type="string">
            <text:p>udiv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D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7])" office:value-type="string" office:string-value="sdivdcc" calcext:value-type="string">
            <text:p>sdiv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D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D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D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D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ADDDREDUCE8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ORDREDUCE8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ANDDREDUCE8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XORDREDUCE8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ADDDREDUCE16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ORDREDUCE16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ANDDREDUCE16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XORDREDUCE16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ZBYTEDPOS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ADD32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SUB32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MUL32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ADD16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SUB16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MUL16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table:style-name="ce33" office:value-type="string" calcext:value-type="string">
            <text:p>VFDIV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table:style-name="ce33" office:value-type="string" calcext:value-type="string">
            <text:p>VFSQRT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FADDREDUCE16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FSTOH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FHTOS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HTOI16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I16TOH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CSWAPD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CSWAPDA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CSWAPD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CSWAPDA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4"/>
    </number:number-style>
    <number:number-style style:name="N113">
      <number:number number:decimal-places="0" loext:min-decimal-places="0" number:min-integer-digits="2"/>
    </number:number-style>
    <number:number-style style:name="N114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75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1:02:11.184377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1T11:19:50.455759644</dc:date>
    <meta:editing-duration>P3DT10H36M44S</meta:editing-duration>
    <meta:editing-cycles>345</meta:editing-cycles>
    <meta:generator>LibreOffice/6.4.6.2$Linux_X86_64 LibreOffice_project/40$Build-2</meta:generator>
    <meta:document-statistic meta:table-count="3" meta:cell-count="7958" meta:object-count="0"/>
  </office:meta>
</office:document-meta>
</file>